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7700000040DC1DA863.png" manifest:media-type="image/png"/>
  <manifest:file-entry manifest:full-path="Pictures/100000010000008700000061E13FBA7A.png" manifest:media-type="image/png"/>
  <manifest:file-entry manifest:full-path="Pictures/10000001000003C00000021CA49DF323.png" manifest:media-type="image/png"/>
  <manifest:file-entry manifest:full-path="Pictures/100000010000018F00000079B495B4A9.png" manifest:media-type="image/png"/>
  <manifest:file-entry manifest:full-path="Pictures/100000010000012300000084AC0DD61F.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043000000435D6C581D.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133000001841B26D574.png" manifest:media-type="image/png"/>
  <manifest:file-entry manifest:full-path="Pictures/10000001000000510000004965FF422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automatic" presentation:duration="PT27S" presentation:background-visible="true" presentation:background-objects-visible="true" draw:fill="bitmap" draw:fill-image-name="msFillBitmap_20_1" draw:fill-image-width="33.874cm" draw:fill-image-height="19.054cm" style:repeat="repeat" draw:fill-image-ref-point-x="0%" draw:fill-image-ref-point-y="0%" draw:fill-image-ref-point="top-left"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274cm" draw:shadow-offset-y="0.274cm" draw:shadow-color="#333333" draw:shadow-opacity="65%" loext:shadow-blur="0.811cm"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solid" svg:stroke-width="0.035cm" svg:stroke-color="#8faadc" draw:stroke-linejoin="miter" svg:stroke-linecap="butt" draw:fill="solid" draw:fill-color="#000000" draw:secondary-fill-color="#8faadc" draw:textarea-horizontal-align="justify" draw:textarea-vertical-align="middle" draw:auto-grow-height="false" draw:fit-to-size="false" style:shrink-to-fit="false" fo:min-height="0cm" fo:min-width="0cm" fo:padding-top="0.125cm" fo:padding-bottom="0.125cm" fo:padding-left="0.25cm" fo:padding-right="0.25cm" fo:wrap-option="wrap" loext:glow-radius="0.176cm" loext:glow-color="#1465f4" loext:glow-transparency="60%" loext:decorative="false">
        <loext:stroke-complex-color loext:theme-type="accent1" loext:color-type="theme">
          <loext:transformation loext:type="lummod" loext:value="6000"/>
          <loext:transformation loext:type="lumoff" loext:value="4000"/>
        </loext:stroke-complex-color>
        <loext:fill-complex-color loext:theme-type="dark1" loext:color-type="theme"/>
      </style:graphic-properties>
    </style:style>
    <style:style style:name="gr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 style:family="graphic" style:parent-style-name="standard">
      <style:graphic-properties draw:stroke="solid" svg:stroke-width="0.071cm" svg:stroke-color="#595959"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loext:transformation loext:type="lummod" loext:value="6500"/>
          <loext:transformation loext:type="lumoff" loext:value="3500"/>
        </loext:stroke-complex-color>
      </style:graphic-properties>
    </style:style>
    <style:style style:name="gr9" style:family="graphic" style:parent-style-name="standard" style:list-style-name="L5">
      <style:graphic-properties draw:stroke="solid" svg:stroke-width="0cm" svg:stroke-color="#7030a0"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0" style:family="graphic" style:parent-style-name="standard">
      <style:graphic-properties draw:stroke="solid" svg:stroke-width="0.071cm" svg:stroke-color="#7030a0" draw:stroke-linejoin="miter" svg:stroke-linecap="butt" draw:fill="hatch" draw:fill-color="#ffffff" draw:fill-hatch-name="Red_20_90_20_Degrees_20_Crossed_20_1"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 style:family="graphic" style:parent-style-name="standard" style:list-style-name="L6">
      <style:graphic-properties draw:stroke="solid" svg:stroke-width="0cm" svg:stroke-color="#a9d18e"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6" loext:color-type="theme">
          <loext:transformation loext:type="lummod" loext:value="6000"/>
          <loext:transformation loext:type="lumoff" loext:value="4000"/>
        </loext:stroke-complex-color>
      </style:graphic-properties>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4" style:family="graphic" style:parent-style-name="standard">
      <style:graphic-properties draw:stroke="solid" svg:stroke-width="0.106cm" svg:stroke-color="#385623" draw:marker-end="msArrowEnd_20_5" draw:marker-end-width="0.318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6" loext:color-type="theme">
          <loext:transformation loext:type="lummod" loext:value="5000"/>
        </loext:stroke-complex-color>
      </style:graphic-properties>
    </style:style>
    <style:style style:name="gr15" style:family="graphic" style:parent-style-name="standard">
      <style:graphic-properties draw:stroke="solid" svg:stroke-width="0.071cm" svg:stroke-color="#a9d18e" draw:stroke-linejoin="miter" svg:stroke-linecap="butt" draw:fill="hatch" draw:fill-color="#ffffff" draw:fill-hatch-name="Red_20_90_20_Degrees_20_Crossed_20_2"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6" loext:color-type="theme">
          <loext:transformation loext:type="lummod" loext:value="6000"/>
          <loext:transformation loext:type="lumoff" loext:value="4000"/>
        </loext:stroke-complex-color>
      </style:graphic-properties>
    </style:style>
    <style:style style:name="gr16"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7"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8"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9" style:family="graphic">
      <style:graphic-properties style:protect="size" loext:decorative="false"/>
    </style:style>
    <style:style style:name="gr20"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21" style:family="graphic" style:parent-style-name="standard" style:list-style-name="L10">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2"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3" style:family="graphic" style:parent-style-name="standard" style:list-style-name="L10">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24" style:family="graphic" style:parent-style-name="standard" style:list-style-name="L12">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loext:fill-complex-color loext:theme-type="dark1" loext:color-type="theme"/>
      </style:graphic-properties>
      <style:paragraph-properties style:writing-mode="lr-tb"/>
    </style:style>
    <style:style style:name="gr25" style:family="graphic" style:parent-style-name="standard" style:list-style-name="L10">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6"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loext:decorative="false"/>
      <style:paragraph-properties style:writing-mode="lr-tb"/>
    </style:style>
    <style:style style:name="gr27" style:family="graphic" style:parent-style-name="standard" style:list-style-name="L14">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28" style:family="graphic" style:parent-style-name="standard" style:list-style-name="L1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29"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30"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2"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3"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4" style:family="graphic" style:parent-style-name="standard" style:list-style-name="L1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35" style:family="graphic" style:parent-style-name="standard" style:list-style-name="L17">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dark2" loext:color-type="theme"/>
        <loext:fill-complex-color loext:theme-type="dark1" loext:color-type="theme"/>
      </style:graphic-properties>
      <style:paragraph-properties style:writing-mode="lr-tb"/>
    </style:style>
    <style:style style:name="gr36"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37"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38" style:family="graphic" style:parent-style-name="standard" style:list-style-name="L1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39" style:family="graphic" style:parent-style-name="standard" style:list-style-name="L10">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0" style:family="graphic" style:parent-style-name="standard" style:list-style-name="L17">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41"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2"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3"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388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3"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4"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5" style:family="paragraph">
      <loext:graphic-properties draw:fill="solid" draw:fill-color="#000000" draw:secondary-fill-color="#8faadc"/>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6"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7" style:family="paragraph">
      <loext:graphic-properties draw:fill="hatch" draw:fill-color="#ffffff" draw:fill-hatch-name="Red_20_90_20_Degrees_20_Crossed_20_1"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8" style:family="paragraph">
      <loext:graphic-properties draw:fill="hatch" draw:fill-color="#ffffff" draw:fill-hatch-name="Red_20_90_20_Degrees_20_Crossed_20_2"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0" style:family="paragraph">
      <loext:graphic-properties draw:fill="none"/>
      <style:paragraph-properties fo:text-align="start" style:font-independent-line-spacing="true"/>
      <style:text-properties fo:font-size="60pt"/>
    </style:style>
    <style:style style:name="P11" style:family="paragraph">
      <loext:graphic-properties draw:fill-color="#ffffff"/>
    </style:style>
    <style:style style:name="P12"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13"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15"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16" style:family="paragraph">
      <loext:graphic-properties draw:fill="gradient" draw:fill-gradient-name="Gradient_20_1"/>
      <style:paragraph-properties fo:text-align="start" style:font-independent-line-spacing="true"/>
      <style:text-properties fo:font-size="44pt"/>
    </style:style>
    <style:style style:name="P17"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8" style:family="paragraph">
      <loext:graphic-properties draw:fill="solid" draw:fill-color="#000000"/>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19"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20"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21"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font-independent-line-spacing="true">
        <style:tab-stops/>
      </style:paragraph-properties>
      <style:text-properties fo:font-size="18pt" fo:hyphenate="false"/>
    </style:style>
    <style:style style:name="P22"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3"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 style:family="text">
      <style:text-properties fo:font-variant="normal" fo:text-transform="none" fo:color="#2f5597"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accent1" loext:color-type="theme">
          <loext:transformation loext:type="lummod" loext:value="7500"/>
        </loext:char-complex-color>
      </style:text-properties>
    </style:style>
    <style:style style:name="T2"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3" style:family="text">
      <style:text-properties fo:font-variant="normal" fo:text-transform="none" fo:color="#e7e6e6" loext:opacity="100%" style:text-outline="false" style:text-line-through-style="none" style:text-line-through-type="none" style:text-position="0% 100%" style:font-name="Calibri Light" fo:font-size="10pt" fo:letter-spacing="normal" fo:language="pt" fo:country="PT"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2" loext:color-type="theme"/>
      </style:text-properties>
    </style:style>
    <style:style style:name="T4" style:family="text">
      <style:text-properties fo:font-variant="normal" fo:text-transform="none" fo:color="#7030a0"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5" style:family="text">
      <style:text-properties fo:font-variant="normal" fo:text-transform="none" fo:color="#a9d18e"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accent6" loext:color-type="theme">
          <loext:transformation loext:type="lummod" loext:value="6000"/>
          <loext:transformation loext:type="lumoff" loext:value="4000"/>
        </loext:char-complex-color>
      </style:text-properties>
    </style:style>
    <style:style style:name="T6"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7" style:family="text">
      <style:text-properties fo:font-variant="normal" fo:text-transform="none" fo:color="#3b3838" loext:opacity="100%" style:text-outline="false" style:text-line-through-style="none" style:text-line-through-type="none" style:text-position="0% 100%" style:font-name="Calibri 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2" loext:color-type="theme">
          <loext:transformation loext:type="lummod" loext:value="2500"/>
        </loext:char-complex-color>
      </style:text-properties>
    </style:style>
    <style:style style:name="T8"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5"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6"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9"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4"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5"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f559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e7e6e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7030a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a9d18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setup" draw:style-name="dp1" draw:master-page-name="Title_20_Slide" presentation:presentation-page-layout-name="AL1T0">
        <draw:g draw:style-name="gr1" xml:id="id6" draw:id="id6">
          <draw:frame draw:name="Picture 18" draw:style-name="gr2" draw:text-style-name="P1" draw:layer="layout" svg:width="4.61cm" svg:height="1.4cm" svg:x="0.877cm" svg:y="3.272cm">
            <draw:image xlink:href="Pictures/100000010000018F00000079B495B4A9.png" xlink:type="simple" xlink:show="embed" xlink:actuate="onLoad" draw:mime-type="image/png">
              <text:p/>
            </draw:image>
            <svg:desc>A yellow square with black border

Description automatically generated</svg:desc>
          </draw:frame>
          <draw:custom-shape draw:name="TextBox 59" draw:style-name="gr3" draw:text-style-name="P3" draw:layer="layout" svg:width="3.321cm" svg:height="0.77cm" svg:x="1.389cm" svg:y="3.518cm">
            <text:p text:style-name="P2"><text:span text:style-name="T1">setup reposit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gr4" draw:text-style-name="P1" draw:layer="layout" svg:width="1.562cm" svg:height="1.116cm" svg:x="2.536cm" svg:y="2.786cm">
            <draw:image xlink:href="Pictures/100000010000008700000061E13FBA7A.png" xlink:type="simple" xlink:show="embed" xlink:actuate="onLoad" draw:mime-type="image/png">
              <text:p/>
            </draw:image>
            <svg:desc>A close up of a thumbtack</svg:desc>
          </draw:frame>
        </draw:g>
        <draw:custom-shape draw:style-name="gr5" draw:text-style-name="P5" xml:id="id7" draw:id="id7" draw:layer="layout" svg:width="21.007cm" svg:height="15.327cm" svg:x="6.162cm" svg:y="2.904cm">
          <text:p text:style-name="P4"><text:span text:style-name="T2"/></text:p>
          <draw:enhanced-geometry draw:extrusion-brightness="0%" draw:extrusion-color="true" draw:extrusion-depth="0cm 0" draw:extrusion-diffusion="100%" draw:extrusion="true" draw:extrusion-first-light-direction="(-0.269289063046802 -0.854769914327822 0.443679832856287)" draw:extrusion-first-light-harsh="true" draw:extrusion-first-light-level="100%" draw:extrusion-metal="false" draw:extrusion-origin="0 0" dr3d:projection="perspective" draw:extrusion-rotation-angle="20 -0" draw:extrusion-second-light-direction="(0.246901381417094 0.63678020458341 0.730445534523308)" draw:extrusion-second-light-harsh="true" draw:extrusion-second-light-level="50%" dr3d:shade-mode="flat" draw:extrusion-shininess="30%" draw:extrusion-specularity="30%" draw:extrusion-viewpoint="(0cm 0cm 38.451cm)" draw:extrusion-skew="50 -135"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xml:id="id8" draw:id="id8">
          <draw:frame draw:name="Picture 88" draw:style-name="gr2" draw:text-style-name="P1" draw:layer="layout" svg:width="4.61cm" svg:height="1.4cm" svg:x="1.552cm" svg:y="4.91cm">
            <draw:image xlink:href="Pictures/100000010000018F00000079B495B4A9.png" xlink:type="simple" xlink:show="embed" xlink:actuate="onLoad" draw:mime-type="image/png">
              <text:p/>
            </draw:image>
            <svg:desc>A yellow square with black border

Description automatically generated</svg:desc>
          </draw:frame>
          <draw:custom-shape draw:name="TextBox 89" draw:style-name="gr6" draw:text-style-name="P3" draw:layer="layout" svg:width="3.82cm" svg:height="0.77cm" svg:x="2.064cm" svg:y="5.156cm">
            <text:p text:style-name="P2"><text:span text:style-name="T1">create main bran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0" draw:style-name="gr4" draw:text-style-name="P1" draw:layer="layout" svg:width="1.562cm" svg:height="1.116cm" svg:x="3.211cm" svg:y="4.424cm">
            <draw:image xlink:href="Pictures/100000010000008700000061E13FBA7A.png" xlink:type="simple" xlink:show="embed" xlink:actuate="onLoad" draw:mime-type="image/png">
              <text:p/>
            </draw:image>
            <svg:desc>A close up of a thumbtack</svg:desc>
          </draw:frame>
        </draw:g>
        <draw:g draw:style-name="gr1" xml:id="id9" draw:id="id9">
          <draw:custom-shape draw:name="TextBox 70" draw:style-name="gr7" draw:text-style-name="P3" draw:layer="layout" svg:width="1.363cm" svg:height="0.685cm" svg:x="9.122cm" svg:y="12.5cm">
            <text:p text:style-name="P2"><text:span text:style-name="T3">v1.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80" draw:style-name="gr8" draw:text-style-name="P1" draw:layer="layout" draw:type="line" svg:x1="8.719cm" svg:y1="12.357cm" svg:x2="26.919cm" svg:y2="12.357cm" draw:start-shape="id1" draw:start-glue-point="1" svg:d="M8719 12357h18200" svg:viewBox="0 0 18201 1">
            <text:p/>
          </draw:connector>
          <draw:custom-shape draw:name="Speech Bubble: Rectangle 81" draw:style-name="gr9" draw:text-style-name="P6" xml:id="id1" draw:id="id1" draw:layer="layout" svg:width="1.599cm" svg:height="0.714cm" svg:x="7.12cm" svg:y="12cm">
            <text:p text:style-name="P2"><text:span text:style-name="T4">main</text:span></text:p>
            <draw:enhanced-geometry draw:mirror-horizontal="false" draw:mirror-vertical="false" draw:text-areas="0 0 ?f37 ?f36" svg:viewBox="0 0 0 0"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name="Flowchart: Connector 82" draw:style-name="gr10" draw:text-style-name="P7" xml:id="id3" draw:id="id3" draw:layer="layout" svg:width="0.499cm" svg:height="0.499cm" svg:x="9.569cm" svg:y="12.107cm">
            <text:p text:style-name="P4"><text:span text:style-name="T2"/></text:p>
            <draw:enhanced-geometry draw:mirror-horizontal="false" draw:mirror-vertical="false" draw:glue-points="?f4 0 ?f5 ?f8 0 ?f7 ?f5 ?f9 ?f4 ?f10 ?f6 ?f9 ?f11 ?f7 ?f6 ?f8"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style-name="gr1" xml:id="id10" draw:id="id10">
          <draw:frame draw:name="Picture 93" draw:style-name="gr2" draw:text-style-name="P1" draw:layer="layout" svg:width="4.61cm" svg:height="1.4cm" svg:x="1.563cm" svg:y="6.647cm">
            <draw:image xlink:href="Pictures/100000010000018F00000079B495B4A9.png" xlink:type="simple" xlink:show="embed" xlink:actuate="onLoad" draw:mime-type="image/png">
              <text:p/>
            </draw:image>
            <svg:desc>A yellow square with black border

Description automatically generated</svg:desc>
          </draw:frame>
          <draw:custom-shape draw:name="TextBox 95" draw:style-name="gr11" draw:text-style-name="P3" draw:layer="layout" svg:width="4.331cm" svg:height="0.77cm" svg:x="1.65cm" svg:y="6.911cm">
            <text:p text:style-name="P2"><text:span text:style-name="T1">create develop bran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6" draw:style-name="gr4" draw:text-style-name="P1" draw:layer="layout" svg:width="1.562cm" svg:height="1.116cm" svg:x="3.222cm" svg:y="6.161cm">
            <draw:image xlink:href="Pictures/100000010000008700000061E13FBA7A.png" xlink:type="simple" xlink:show="embed" xlink:actuate="onLoad" draw:mime-type="image/png">
              <text:p/>
            </draw:image>
            <svg:desc>A close up of a thumbtack</svg:desc>
          </draw:frame>
        </draw:g>
        <draw:g draw:style-name="gr1" xml:id="id11" draw:id="id11">
          <draw:custom-shape draw:name="Speech Bubble: Rectangle 76" draw:style-name="gr12" draw:text-style-name="P6" xml:id="id2" draw:id="id2" draw:layer="layout" svg:width="1.599cm" svg:height="0.714cm" svg:x="7.122cm" svg:y="8cm">
            <text:p text:style-name="P2"><text:span text:style-name="T5">develop</text:span></text:p>
            <draw:enhanced-geometry draw:mirror-horizontal="false" draw:mirror-vertical="false" draw:text-areas="0 0 ?f37 ?f36" svg:viewBox="0 0 0 0"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onnector draw:name="Straight Connector 77" draw:style-name="gr8" draw:text-style-name="P1" draw:layer="layout" draw:type="line" svg:x1="8.721cm" svg:y1="8.357cm" svg:x2="26.722cm" svg:y2="8.319cm" draw:start-shape="id2" draw:start-glue-point="1" svg:d="M8721 8357l18001-38" svg:viewBox="0 0 18002 39">
            <text:p/>
          </draw:connector>
        </draw:g>
        <draw:g draw:style-name="gr1" xml:id="id12" draw:id="id12">
          <draw:frame draw:name="Picture 107" draw:style-name="gr2" draw:text-style-name="P1" draw:layer="layout" svg:width="4.61cm" svg:height="1.4cm" svg:x="1.682cm" svg:y="8.64cm">
            <draw:image xlink:href="Pictures/100000010000018F00000079B495B4A9.png" xlink:type="simple" xlink:show="embed" xlink:actuate="onLoad" draw:mime-type="image/png">
              <text:p/>
            </draw:image>
            <svg:desc>A yellow square with black border

Description automatically generated</svg:desc>
          </draw:frame>
          <draw:custom-shape draw:name="TextBox 108" draw:style-name="gr13" draw:text-style-name="P3" draw:layer="layout" svg:width="4.38cm" svg:height="0.77cm" svg:x="1.769cm" svg:y="8.904cm">
            <text:p text:style-name="P2"><text:span text:style-name="T1">merge: main-&gt;devel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9" draw:style-name="gr4" draw:text-style-name="P1" draw:layer="layout" svg:width="1.562cm" svg:height="1.116cm" svg:x="3.34cm" svg:y="8.155cm">
            <draw:image xlink:href="Pictures/100000010000008700000061E13FBA7A.png" xlink:type="simple" xlink:show="embed" xlink:actuate="onLoad" draw:mime-type="image/png">
              <text:p/>
            </draw:image>
            <svg:desc>A close up of a thumbtack</svg:desc>
          </draw:frame>
        </draw:g>
        <draw:connector draw:style-name="gr14" draw:text-style-name="P1" xml:id="id13" draw:id="id13" draw:layer="layout" draw:type="curve" svg:x1="9.819cm" svg:y1="12.107cm" svg:x2="11.572cm" svg:y2="8.357cm" draw:start-shape="id3" draw:start-glue-point="4" draw:end-shape="id4" draw:end-glue-point="6" svg:d="M9819 12107c0-1875 877-3750 1753-3750" svg:viewBox="0 0 1754 3751">
          <text:p/>
        </draw:connector>
        <draw:custom-shape draw:style-name="gr15" draw:text-style-name="P8" xml:id="id4" draw:id="id4" draw:layer="layout" svg:width="0.499cm" svg:height="0.499cm" svg:x="11.572cm" svg:y="8.107cm">
          <text:p text:style-name="P4"><text:span text:style-name="T2"/></text:p>
          <draw:enhanced-geometry draw:mirror-horizontal="false" draw:mirror-vertical="false" draw:glue-points="?f4 0 ?f5 ?f8 0 ?f7 ?f5 ?f9 ?f4 ?f10 ?f6 ?f9 ?f11 ?f7 ?f6 ?f8" draw:text-areas="?f5 ?f8 ?f6 ?f9" svg:viewBox="0 0 0 0"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style-name="gr1">
          <draw:g draw:name="Group 62" draw:style-name="gr1">
            <draw:frame draw:name="Picture 39" draw:style-name="gr2" draw:text-style-name="P1" draw:layer="layout" svg:width="3.357cm" svg:height="1.518cm" svg:x="1.39cm" svg:y="0.805cm">
              <draw:image xlink:href="Pictures/100000010000012300000084AC0DD61F.png" xlink:type="simple" xlink:show="embed" xlink:actuate="onLoad" draw:mime-type="image/png">
                <text:p/>
              </draw:image>
              <svg:desc>A yellow square with black border

Description automatically generated</svg:desc>
            </draw:frame>
            <draw:custom-shape draw:name="TextBox 43" draw:style-name="gr16" draw:text-style-name="P3" draw:layer="layout" svg:width="2.169cm" svg:height="1.027cm" svg:x="1.95cm" svg:y="1.051cm">
              <text:p text:style-name="P2"><text:span text:style-name="T6">TO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48" draw:style-name="gr4" draw:text-style-name="P1" draw:layer="layout" svg:width="1.562cm" svg:height="1.116cm" svg:x="2.436cm" svg:y="0.37cm">
            <draw:image xlink:href="Pictures/100000010000008700000061E13FBA7A.png" xlink:type="simple" xlink:show="embed" xlink:actuate="onLoad" draw:mime-type="image/png">
              <text:p/>
            </draw:image>
            <svg:desc>A close up of a thumbtack</svg:desc>
          </draw:frame>
        </draw:g>
        <draw:g draw:style-name="gr1">
          <draw:frame draw:name="Picture 44" draw:style-name="gr2" draw:text-style-name="P1" draw:layer="layout" svg:width="3.357cm" svg:height="1.518cm" svg:x="14.149cm" svg:y="0.978cm">
            <draw:image xlink:href="Pictures/100000010000012300000084AC0DD61F.png" xlink:type="simple" xlink:show="embed" xlink:actuate="onLoad" draw:mime-type="image/png">
              <text:p/>
            </draw:image>
            <svg:desc>A yellow square with black border

Description automatically generated</svg:desc>
          </draw:frame>
          <draw:custom-shape draw:name="TextBox 45" draw:style-name="gr17" draw:text-style-name="P3" draw:layer="layout" svg:width="2.284cm" svg:height="1.027cm" svg:x="14.661cm" svg:y="1.225cm">
            <text:p text:style-name="P2"><text:span text:style-name="T6">DO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4" draw:style-name="gr4" draw:text-style-name="P1" draw:layer="layout" svg:width="1.562cm" svg:height="1.116cm" svg:x="15.035cm" svg:y="0.571cm">
            <draw:image xlink:href="Pictures/100000010000008700000061E13FBA7A.png" xlink:type="simple" xlink:show="embed" xlink:actuate="onLoad" draw:mime-type="image/png">
              <text:p/>
            </draw:image>
            <svg:desc>A close up of a thumbtack</svg:desc>
          </draw:frame>
        </draw:g>
        <draw:g draw:style-name="gr1">
          <draw:frame draw:name="Picture 46" draw:style-name="gr2" draw:text-style-name="P1" draw:layer="layout" svg:width="3.357cm" svg:height="1.518cm" svg:x="28.559cm" svg:y="0.978cm">
            <draw:image xlink:href="Pictures/100000010000012300000084AC0DD61F.png" xlink:type="simple" xlink:show="embed" xlink:actuate="onLoad" draw:mime-type="image/png">
              <text:p/>
            </draw:image>
            <svg:desc>A yellow square with black border

Description automatically generated</svg:desc>
          </draw:frame>
          <draw:custom-shape draw:name="TextBox 47" draw:style-name="gr18" draw:text-style-name="P3" draw:layer="layout" svg:width="2.033cm" svg:height="1.027cm" svg:x="28.963cm" svg:y="1.225cm">
            <text:p text:style-name="P2"><text:span text:style-name="T6">D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7" draw:style-name="gr4" draw:text-style-name="P1" draw:layer="layout" svg:width="1.562cm" svg:height="1.116cm" svg:x="29.544cm" svg:y="0.543cm">
            <draw:image xlink:href="Pictures/100000010000008700000061E13FBA7A.png" xlink:type="simple" xlink:show="embed" xlink:actuate="onLoad" draw:mime-type="image/png">
              <text:p/>
            </draw:image>
            <svg:desc>A close up of a thumbtack</svg:desc>
          </draw:frame>
        </draw:g>
        <draw:frame presentation:style-name="pr1" draw:text-style-name="P10" draw:layer="layout" svg:width="1.67cm" svg:height="0.642cm" svg:x="0cm" svg:y="-0.757cm" presentation:class="title" presentation:user-transformed="true">
          <draw:text-box>
            <text:p text:style-name="P9"><text:span text:style-name="T7">1. setup</text:span></text:p>
          </draw:text-box>
        </draw:frame>
        <anim:par smil:dur="indefinite" smil:restart="never" presentation:node-type="timing-root">
          <anim:seq smil:dur="indefinite" presentation:node-type="main-sequence">
            <anim:par smil:begin="next" smil:fill="hold">
              <anim:par smil:begin="0s" smil:fill="hold">
                <anim:par smil:begin="0s" smil:fill="hold" smil:accelerate="0.5" smil:decelerate="0.5" presentation:node-type="on-click" presentation:preset-class="motion-path" presentation:preset-id="ooo-motionpath-down">
                  <anim:animateMotion smil:dur="2s" smil:fill="hold" smil:targetElement="id6" svg:path="M -2.08333E-7 -3.33333E-6 L 0.37591 -0.02801"/>
                </anim:par>
              </anim:par>
              <anim:par smil:begin="2s" smil:fill="hold">
                <anim:par smil:begin="0s" smil:fill="hold" presentation:node-type="after-previous" presentation:preset-class="entrance" presentation:preset-id="ooo-entrance-turn-and-grow">
                  <anim:set smil:begin="0s" smil:dur="0.001s" smil:fill="hold" smil:targetElement="id7" smil:attributeName="visibility" smil:to="visible"/>
                  <anim:animate smil:dur="1s" smil:fill="hold" smil:targetElement="id7" smil:attributeName="width" smil:values="0;width" smil:keyTimes="0;1"/>
                  <anim:animate smil:dur="1s" smil:fill="hold" smil:targetElement="id7" smil:attributeName="height" smil:values="0;height" smil:keyTimes="0;1"/>
                  <anim:animate smil:dur="1s" smil:fill="hold" smil:targetElement="id7" smil:attributeName="rotate" smil:values="90;0" smil:keyTimes="0;1"/>
                  <anim:transitionFilter smil:dur="1s" smil:targetElement="id7" smil:type="fade" smil:subtype="crossfade"/>
                </anim:par>
              </anim:par>
              <anim:par smil:begin="3s" smil:fill="hold">
                <anim:par smil:begin="0s" smil:fill="hold" smil:accelerate="0.5" smil:decelerate="0.5" presentation:node-type="after-previous" presentation:preset-class="motion-path" presentation:preset-id="ooo-motionpath-down">
                  <anim:animateMotion smil:dur="2s" smil:fill="hold" smil:targetElement="id6" svg:path="M 0.37591 -0.02801 L 0.79714 -0.02407"/>
                </anim:par>
              </anim:par>
              <anim:par smil:begin="5s" smil:fill="hold">
                <anim:par smil:begin="0s" smil:fill="hold" smil:accelerate="0.5" smil:decelerate="0.5" presentation:node-type="after-previous" presentation:preset-class="motion-path" presentation:preset-id="ooo-motionpath-down">
                  <anim:animateMotion smil:dur="2s" smil:fill="hold" smil:targetElement="id8" svg:path="M -2.08333E-6 -2.96296E-6 L 0.35599 -0.11389"/>
                </anim:par>
              </anim:par>
              <anim:par smil:begin="7s" smil:fill="hold">
                <anim:par smil:begin="0s" smil:fill="hold" presentation:node-type="after-previous" presentation:preset-class="entrance" presentation:preset-id="ooo-entrance-turn-and-grow">
                  <anim:set smil:begin="0s" smil:dur="0.001s" smil:fill="hold" smil:targetElement="id9" smil:attributeName="visibility" smil:to="visible"/>
                  <anim:animate smil:dur="1s" smil:fill="hold" smil:targetElement="id9" smil:attributeName="width" smil:values="0;width" smil:keyTimes="0;1"/>
                  <anim:animate smil:dur="1s" smil:fill="hold" smil:targetElement="id9" smil:attributeName="height" smil:values="0;height" smil:keyTimes="0;1"/>
                  <anim:animate smil:dur="1s" smil:fill="hold" smil:targetElement="id9" smil:attributeName="rotate" smil:values="90;0" smil:keyTimes="0;1"/>
                  <anim:transitionFilter smil:dur="1s" smil:targetElement="id9" smil:type="fade" smil:subtype="crossfade"/>
                </anim:par>
              </anim:par>
              <anim:par smil:begin="8s" smil:fill="hold">
                <anim:par smil:begin="0s" smil:fill="hold" smil:accelerate="0.5" smil:decelerate="0.5" presentation:node-type="after-previous" presentation:preset-class="motion-path" presentation:preset-id="ooo-motionpath-down">
                  <anim:animateMotion smil:dur="2s" smil:fill="hold" smil:targetElement="id8" svg:path="M 0.35599 -0.11389 L 0.79636 -0.01111"/>
                </anim:par>
              </anim:par>
              <anim:par smil:begin="10s" smil:fill="hold">
                <anim:par smil:begin="0s" smil:fill="hold" smil:accelerate="0.5" smil:decelerate="0.5" presentation:node-type="after-previous" presentation:preset-class="motion-path" presentation:preset-id="ooo-motionpath-down">
                  <anim:animateMotion smil:dur="2s" smil:fill="hold" smil:targetElement="id10" svg:path="M -2.70833E-6 3.33333E-6 L 0.3556 -0.20509"/>
                </anim:par>
              </anim:par>
              <anim:par smil:begin="12s" smil:fill="hold">
                <anim:par smil:begin="0s" smil:fill="hold" presentation:node-type="after-previous" presentation:preset-class="entrance" presentation:preset-id="ooo-entrance-turn-and-grow">
                  <anim:set smil:begin="0s" smil:dur="0.001s" smil:fill="hold" smil:targetElement="id11" smil:attributeName="visibility" smil:to="visible"/>
                  <anim:animate smil:dur="1s" smil:fill="hold" smil:targetElement="id11" smil:attributeName="width" smil:values="0;width" smil:keyTimes="0;1"/>
                  <anim:animate smil:dur="1s" smil:fill="hold" smil:targetElement="id11" smil:attributeName="height" smil:values="0;height" smil:keyTimes="0;1"/>
                  <anim:animate smil:dur="1s" smil:fill="hold" smil:targetElement="id11" smil:attributeName="rotate" smil:values="90;0" smil:keyTimes="0;1"/>
                  <anim:transitionFilter smil:dur="1s" smil:targetElement="id11" smil:type="fade" smil:subtype="crossfade"/>
                </anim:par>
              </anim:par>
              <anim:par smil:begin="13s" smil:fill="hold">
                <anim:par smil:begin="0s" smil:fill="hold" smil:accelerate="0.5" smil:decelerate="0.5" presentation:node-type="after-previous" presentation:preset-class="motion-path" presentation:preset-id="ooo-motionpath-down">
                  <anim:animateMotion smil:dur="2s" smil:fill="hold" smil:targetElement="id10" svg:path="M 0.3556 -0.20509 L 0.79818 -0.02176"/>
                </anim:par>
              </anim:par>
              <anim:par smil:begin="15s" smil:fill="hold">
                <anim:par smil:begin="0s" smil:fill="hold" smil:accelerate="0.5" smil:decelerate="0.5" presentation:node-type="after-previous" presentation:preset-class="motion-path" presentation:preset-id="ooo-motionpath-down">
                  <anim:animateMotion smil:dur="2s" smil:fill="hold" smil:targetElement="id12" svg:path="M 1.66667E-6 3.7037E-6 L 0.35208 -0.30972"/>
                </anim:par>
              </anim:par>
              <anim:par smil:begin="17s" smil:fill="hold">
                <anim:par smil:begin="0s" smil:fill="hold" presentation:node-type="after-previous" presentation:preset-class="entrance" presentation:preset-id="ooo-entrance-turn-and-grow">
                  <anim:set smil:begin="0s" smil:dur="0.001s" smil:fill="hold" smil:targetElement="id13" smil:attributeName="visibility" smil:to="visible"/>
                  <anim:animate smil:dur="1s" smil:fill="hold" smil:targetElement="id13" smil:attributeName="width" smil:values="0;width" smil:keyTimes="0;1"/>
                  <anim:animate smil:dur="1s" smil:fill="hold" smil:targetElement="id13" smil:attributeName="height" smil:values="0;height" smil:keyTimes="0;1"/>
                  <anim:animate smil:dur="1s" smil:fill="hold" smil:targetElement="id13" smil:attributeName="rotate" smil:values="90;0" smil:keyTimes="0;1"/>
                  <anim:transitionFilter smil:dur="1s" smil:targetElement="id13" smil:type="fade" smil:subtype="crossfade"/>
                </anim:par>
              </anim:par>
              <anim:par smil:begin="18s" smil:fill="hold">
                <anim:par smil:begin="0s" smil:fill="hold" presentation:node-type="after-previous" presentation:preset-class="entrance" presentation:preset-id="ooo-entrance-turn-and-grow">
                  <anim:set smil:begin="0s" smil:dur="0.001s" smil:fill="hold" smil:targetElement="id4" smil:attributeName="visibility" smil:to="visible"/>
                  <anim:animate smil:dur="1s" smil:fill="hold" smil:targetElement="id4" smil:attributeName="width" smil:values="0;width" smil:keyTimes="0;1"/>
                  <anim:animate smil:dur="1s" smil:fill="hold" smil:targetElement="id4" smil:attributeName="height" smil:values="0;height" smil:keyTimes="0;1"/>
                  <anim:animate smil:dur="1s" smil:fill="hold" smil:targetElement="id4" smil:attributeName="rotate" smil:values="90;0" smil:keyTimes="0;1"/>
                  <anim:transitionFilter smil:dur="1s" smil:targetElement="id4" smil:type="fade" smil:subtype="crossfade"/>
                </anim:par>
              </anim:par>
              <anim:par smil:begin="19s" smil:fill="hold">
                <anim:par smil:begin="0s" smil:fill="hold" smil:accelerate="0.5" smil:decelerate="0.5" presentation:node-type="after-previous" presentation:preset-class="motion-path" presentation:preset-id="ooo-motionpath-down">
                  <anim:animateMotion smil:dur="2s" smil:fill="hold" smil:targetElement="id12" svg:path="M 0.35209 -0.30972 L 0.79818 -0.02176"/>
                </anim:par>
              </anim:par>
            </anim:par>
          </anim:seq>
        </anim:par>
        <presentation:notes draw:style-name="dp2">
          <draw:page-thumbnail draw:style-name="gr19" draw:layer="layout" svg:width="19.798cm" svg:height="11.136cm" svg:x="0.6cm" svg:y="2.257cm" draw:page-number="1" presentation:class="page"/>
          <draw:frame presentation:style-name="pr2" draw:text-style-name="P11" draw:layer="layout" svg:width="16.799cm" svg:height="13.364cm" svg:x="2.1cm" svg:y="14.107cm" presentation:class="notes" presentation:placeholder="true">
            <draw:text-box/>
          </draw:frame>
        </presentation:notes>
      </draw:page>
      <draw:page draw:name="Z. template" draw:style-name="dp3" draw:master-page-name="Título_20_e_20_Conteúdo" presentation:presentation-page-layout-name="AL2T11">
        <draw:custom-shape draw:style-name="gr20" draw:text-style-name="P13" draw:layer="layout" svg:width="0.576cm" svg:height="16.64cm" svg:x="0.449cm" svg:y="1.781cm">
          <text:p text:style-name="P12"><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1" draw:text-style-name="P15" draw:layer="layout" svg:width="3.929cm" svg:height="0.77cm" svg:x="0.784cm" svg:y="2.058cm">
          <text:p text:style-name="P14"><text:span text:style-name="T9">new project </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3" draw:text-style-name="P16" draw:layer="layout" svg:width="3.755cm" svg:height="1.026cm" svg:x="0.449cm" svg:y="0.514cm" presentation:class="title" presentation:user-transformed="true">
          <draw:text-box>
            <text:p text:style-name="P9"><text:span text:style-name="T10">Z. template</text:span></text:p>
          </draw:text-box>
        </draw:frame>
        <draw:custom-shape draw:style-name="gr22" draw:text-style-name="P17" draw:layer="layout" svg:width="0.697cm" svg:height="8.56cm" svg:x="11.085cm" svg:y="1.781cm">
          <text:p text:style-name="P12"><text:span text:style-name="T1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23" draw:text-style-name="P18" draw:layer="layout" svg:width="4.105cm" svg:height="0.77cm" svg:x="0.842cm" svg:y="3.499cm">
          <text:p text:style-name="P12"><text:span text:style-name="T12">ExecuteAsync</text:span></text:p>
          <draw:enhanced-geometry draw:mirror-horizontal="true" draw:mirror-vertical="false" draw:glue-points="?f46 ?f47 ?f48 ?f49 ?f50 ?f51 ?f52 ?f53 ?f54 ?f55 ?f56 ?f57" drawooo:sub-view-size="2607159 275123" draw:text-areas="0 0 ?f58 ?f59" svg:viewBox="0 0 0 0"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24" draw:text-style-name="P18" draw:layer="layout" svg:width="4.507cm" svg:height="1.73cm" svg:x="0.915cm" svg:y="16.792cm">
          <text:p text:style-name="P12"><text:span text:style-name="T13">success</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5" draw:text-style-name="P18" draw:layer="layout" svg:width="1.375cm" svg:height="1.291cm" svg:x="0.845cm" svg:y="13.697cm">
          <text:p text:style-name="P12"><text:span text:style-name="T14">4</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6" draw:text-style-name="P19" draw:layer="layout" svg:width="1.736cm" svg:height="2.138cm" svg:x="2.297cm" svg:y="13.139cm">
          <text:p text:style-name="P14"><text:span text:style-name="T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6" draw:layer="layout" svg:width="3.921cm" svg:height="0.801cm" svg:x="5.994cm" svg:y="3.457cm">
          <text:list text:style-name="L14">
            <text:list-item>
              <text:p text:style-name="P2"><text:span text:style-name="T16">square post-it</text:span></text:p>
            </text:list-item>
          </text:list>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8" draw:text-style-name="P6" draw:layer="layout" svg:width="7.87cm" svg:height="2.651cm" svg:x="1.657cm" svg:y="5.047cm">
          <text:list text:style-name="L14">
            <text:list-item>
              <text:p text:style-name="P2"><text:span text:style-name="T17">A </text:span><text:span text:style-name="T18">slash</text:span><text:span text:style-name="T17"> </text:span></text:p>
            </text:list-item>
          </text:list>
          <text:list text:style-name="L15">
            <text:list-item>
              <text:list>
                <text:list-item>
                  <text:p text:style-name="P2"><text:span text:style-name="T17">followed </text:span></text:p>
                </text:list-item>
              </text:list>
            </text:list-item>
            <text:list-item>
              <text:p text:style-name="P2"><text:span text:style-name="T17">by </text:span></text:p>
              <text:list>
                <text:list-item>
                  <text:p text:style-name="P2"><text:span text:style-name="T18">two consecutive asterisks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1" draw:layer="layout" svg:width="7.83cm" svg:height="3.426cm" svg:x="11.73cm" svg:y="2.936cm">
          <draw:image xlink:href="Pictures/10000001000002B900000131281861AD.png" xlink:type="simple" xlink:show="embed" xlink:actuate="onLoad" draw:mime-type="image/png">
            <text:p/>
          </draw:image>
        </draw:frame>
        <draw:g draw:style-name="gr1">
          <draw:custom-shape draw:name="Retângulo 5" draw:style-name="gr30" draw:text-style-name="P19" draw:layer="layout" svg:width="4.279cm" svg:height="0.77cm" svg:x="1.28cm" svg:y="11.645cm">
            <text:p text:style-name="P14"><text:span text:style-name="T19"><text:a xlink:href="https://entityframework-plus.net/" xlink:type="simple">entity framework plu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4" draw:text-style-name="P1"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31" draw:text-style-name="P1"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32" draw:text-style-name="P19" draw:layer="layout" svg:width="2.629cm" svg:height="0.77cm" svg:x="2.039cm" svg:y="10.48cm">
            <text:p text:style-name="P14"><text:span text:style-name="T19"><text:a xlink:href="../A2_introduction.pptx" xlink:type="simple">introduc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33" draw:text-style-name="P19" draw:layer="layout" svg:width="2.946cm" svg:height="0.77cm" svg:x="1.626cm" svg:y="9.336cm">
            <text:p text:style-name="P14"><text:span text:style-name="T19"><text:a xlink:href="../A1_reference/functionalities.pptx" xlink:type="simple">functionaliti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4" draw:text-style-name="P1"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34" draw:text-style-name="P19"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14"><text:span text:style-name="T20"><text:a xlink:href="../../../../A1_research/C2_c0dice/B1_jmeter/A1_install" xlink:type="simple">D:\A1_research\C2_c0dice\B1_jmeter\A1_insta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4" draw:text-style-name="P1"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35" draw:text-style-name="P21" draw:layer="layout" svg:width="4.628cm" svg:height="1.229cm" svg:x="0.914cm" svg:y="15.282cm">
          <text:list text:style-name="L17">
            <text:list-item>
              <text:p text:style-name="P20"><text:span text:style-name="T21">every key-frame</text:span></text:p>
            </text:list-item>
            <text:list-item>
              <text:p text:style-name="P20"><text:span text:style-name="T21">defines the operation </text:span></text:p>
            </text:list-item>
          </text:list>
          <draw:enhanced-geometry draw:mirror-horizontal="true" draw:mirror-vertical="false" draw:text-areas="0 0 ?f4 ?f7" svg:viewBox="0 0 0 0"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position-x="?f1" draw:handle-position-y="?f0" draw:handle-range-x-maximum="2147483647" draw:handle-range-x-minimum="-2147483647" draw:handle-range-y-maximum="2147483647" draw:handle-range-y-minimum="-2147483647"/>
            <draw:handle draw:handle-position="?f3 ?f2" draw:handle-position-x="?f3" draw:handle-position-y="?f2" draw:handle-range-x-maximum="2147483647" draw:handle-range-x-minimum="-2147483647" draw:handle-range-y-maximum="2147483647" draw:handle-range-y-minimum="-2147483647"/>
          </draw:enhanced-geometry>
        </draw:custom-shape>
        <draw:connector draw:style-name="gr36" draw:text-style-name="P1" draw:layer="layout" draw:line-skew="3.487cm" svg:x1="10.639cm" svg:y1="12.164cm" svg:x2="20.582cm" svg:y2="10.101cm" draw:start-shape="id5" draw:start-glue-point="3" svg:d="M10639 12164v-2063h9943" svg:viewBox="0 0 9944 2064">
          <text:p/>
        </draw:connector>
        <draw:custom-shape draw:style-name="gr37" draw:text-style-name="P22" draw:layer="layout" svg:width="5.686cm" svg:height="1.235cm" svg:x="11.73cm" svg:y="7.483cm">
          <text:p text:style-name="P12"><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6" draw:layer="layout" svg:width="2.685cm" svg:height="1.229cm" svg:x="25.323cm" svg:y="3.211cm">
          <text:list text:style-name="L17">
            <text:list-item>
              <text:p text:style-name="P2"><text:span text:style-name="T22">download </text:span></text:p>
            </text:list-item>
          </text:list>
          <text:list text:style-name="L18">
            <text:list-item>
              <text:list>
                <text:list-item>
                  <text:p text:style-name="P2"><text:span text:style-name="T22">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9" draw:text-style-name="P15" draw:layer="layout" svg:width="1.125cm" svg:height="0.685cm" svg:x="23.401cm" svg:y="3.756cm">
          <text:p text:style-name="P14"><text:span text:style-name="T23">why</text:span></text:p>
          <draw:enhanced-geometry draw:mirror-horizontal="false" draw:mirror-vertical="false" draw:text-areas="0 0 ?f37 ?f36" svg:viewBox="0 0 0 0"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40" draw:text-style-name="P6" draw:layer="layout" svg:width="2.685cm" svg:height="1.229cm" svg:x="28.681cm" svg:y="3.211cm">
          <text:list text:style-name="L17">
            <text:list-item>
              <text:p text:style-name="P2"><text:span text:style-name="T22">download </text:span></text:p>
            </text:list-item>
          </text:list>
          <text:list text:style-name="L18">
            <text:list-item>
              <text:list>
                <text:list-item>
                  <text:p text:style-name="P2"><text:span text:style-name="T22">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1">
          <draw:frame draw:name="Picture 4" draw:style-name="gr4" draw:text-style-name="P1"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41" draw:text-style-name="P19" draw:layer="layout" svg:width="2.056cm" svg:height="0.77cm" svg:x="5.523cm" svg:y="10.48cm">
            <text:p text:style-name="P14"><text:span text:style-name="T24"><text:a xlink:href="#Slide 2" xlink:type="simple">build-ex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4" draw:text-style-name="P1"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42" draw:text-style-name="P19" draw:layer="layout" svg:width="1.371cm" svg:height="0.599cm" svg:x="1.176cm" svg:y="12.719cm">
            <text:p text:style-name="P14"><text:span text:style-name="T25"><text:a xlink:href="../../_actions/zig_help.bat" xlink:type="simple">zig help</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3" draw:text-style-name="P23" xml:id="id5" draw:id="id5" draw:layer="layout" svg:width="0.33cm" svg:height="1.108cm" svg:x="10.639cm" svg:y="11.61cm">
          <text:p text:style-name="P4"><text:span text:style-name="T6"/></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presentation:notes draw:style-name="dp2">
          <draw:page-thumbnail draw:style-name="gr19" draw:layer="layout" svg:width="19.798cm" svg:height="11.136cm" svg:x="0.6cm" svg:y="2.257cm" draw:page-number="2" presentation:class="page"/>
          <draw:frame presentation:style-name="pr4"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double" draw:color="#7030a0" draw:distance="0.125cm" draw:rotation="450"/>
    <draw:hatch draw:name="Red_20_90_20_Degrees_20_Crossed_20_2" draw:display-name="Red 90 Degrees Crossed 2" draw:style="double" draw:color="#a9d18e" draw:distance="0.125cm" draw:rotation="450"/>
    <draw:fill-image draw:name="msFillBitmap_20_1" draw:display-name="msFillBitmap 1" xlink:href="Pictures/10000001000003C00000021CA49DF323.png" xlink:type="simple" xlink:show="embed" xlink:actuate="onLoad"/>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1">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2"><text:page-number>1</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2"><text:page-number>1</text:page-number></text:span></text:p>
        </draw:text-box>
      </draw:frame>
      <presentation:notes style:page-layout-name="PM0">
        <draw:page-thumbnail presentation:style-name="Título_20_e_20_Texto_20_Vertical-title" draw:layer="backgroundobjects" svg:width="0cm" svg:height="0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2"><text:page-number>1</text:page-number></text:span></text:p>
        </draw:text-box>
      </draw:frame>
      <presentation:notes style:page-layout-name="PM0">
        <draw:page-thumbnail presentation:style-name="Texto_20_e_20_Título_20_Vertical-title" draw:layer="backgroundobjects" svg:width="0cm" svg:height="0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2"><text:page-number>1</text:page-number></text:span></text:p>
        </draw:text-box>
      </draw:frame>
      <presentation:notes style:page-layout-name="PM0">
        <draw:page-thumbnail presentation:style-name="Título_20_e_20_Conteúdo-title" draw:layer="backgroundobjects" svg:width="0cm" svg:height="0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6"><text:span text:style-name="MT1">Clique para editar o título mestre</text:span></text:p>
        </draw:text-box>
      </draw:frame>
      <draw:frame draw:name="Espaço Reservado para Texto 2" presentation:style-name="Mpr21" draw:text-style-name="MP18" draw:layer="backgroundobjects" svg:width="29.209cm" svg:height="4.166cm" svg:x="2.311cm" svg:y="12.749cm" presentation:class="outline" presentation:user-transformed="true">
        <draw:text-box>
          <text:p text:style-name="MP17"><text:span text:style-name="MT8">Editar estilos de texto Mestre</text:span></text:p>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2"><text:page-number>1</text:page-number></text:span></text:p>
        </draw:text-box>
      </draw:frame>
      <presentation:notes style:page-layout-name="PM0">
        <draw:page-thumbnail presentation:style-name="Cabeçalho_20_da_20_Seção-title" draw:layer="backgroundobjects" svg:width="0cm" svg:height="0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2"><text:page-number>1</text:page-number></text:span></text:p>
        </draw:text-box>
      </draw:frame>
      <presentation:notes style:page-layout-name="PM0">
        <draw:page-thumbnail presentation:style-name="Duas_20_Partes_20_de_20_Conteúdo-title" draw:layer="backgroundobjects" svg:width="0cm" svg:height="0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3">Clique para editar o título mestre</text:span></text:p>
        </draw:text-box>
      </draw:frame>
      <draw:frame draw:name="Espaço Reservado para Texto 2" presentation:style-name="Mpr31" draw:text-style-name="MP18" draw:layer="backgroundobjects" svg:width="14.326cm" svg:height="2.288cm" svg:x="2.333cm" svg:y="4.67cm" presentation:class="outline" presentation:user-transformed="true">
        <draw:text-box>
          <text:p text:style-name="MP17"><text:span text:style-name="MT9">Editar estilos de texto Mestre</text:span></text:p>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Texto 4" presentation:style-name="Mpr31" draw:text-style-name="MP18" draw:layer="backgroundobjects" svg:width="14.397cm" svg:height="2.288cm" svg:x="17.145cm" svg:y="4.67cm" presentation:class="outline" presentation:user-transformed="true">
        <draw:text-box>
          <text:p text:style-name="MP17"><text:span text:style-name="MT9">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ação-title" draw:layer="backgroundobjects" svg:width="0cm" svg:height="0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omente_20_Título-title" draw:layer="backgroundobjects" svg:width="0cm" svg:height="0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Em_20_branco-title" draw:layer="backgroundobjects" svg:width="0cm" svg:height="0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Conteúdo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Editar estilos de texto Mestre</text:span></text:p>
            </text:list-item>
          </text:list>
          <text:list text:style-name="ML6">
            <text:list-item>
              <text:list>
                <text:list-item>
                  <text:p text:style-name="MP22"><text:span text:style-name="MT4">Segundo nível</text:span></text:p>
                </text:list-item>
              </text:list>
            </text:list-item>
          </text:list>
          <text:list text:style-name="ML7">
            <text:list-item>
              <text:list>
                <text:list-item>
                  <text:list>
                    <text:list-item>
                      <text:p text:style-name="MP22"><text:span text:style-name="MT5">Terceiro nível</text:span></text:p>
                    </text:list-item>
                  </text:list>
                </text:list-item>
              </text:list>
            </text:list-item>
          </text:list>
          <text:list text:style-name="ML8">
            <text:list-item>
              <text:list>
                <text:list-item>
                  <text:list>
                    <text:list-item>
                      <text:list>
                        <text:list-item>
                          <text:p text:style-name="MP22"><text:span text:style-name="MT6">Quarto nível</text:span></text:p>
                        </text:list-item>
                      </text:list>
                    </text:list-item>
                  </text:list>
                </text:list-item>
              </text:list>
            </text:list-item>
          </text:list>
          <text:list text:style-name="ML9">
            <text:list-item>
              <text:list>
                <text:list-item>
                  <text:list>
                    <text:list-item>
                      <text:list>
                        <text:list-item>
                          <text:list>
                            <text:list-item>
                              <text:p text:style-name="MP22"><text:span text:style-name="MT6">Quinto nível</text:span></text:p>
                            </text:list-item>
                          </text:list>
                        </text:list-item>
                      </text:list>
                    </text:list-item>
                  </text:list>
                </text:list-item>
              </text:list>
            </text:list-item>
          </text:list>
        </draw:text-box>
      </draw:frame>
      <draw:frame draw:name="Espaço Reservado para Texto 3" presentation:style-name="Mpr44"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údo_20_com_20_Legenda-title" draw:layer="backgroundobjects" svg:width="0cm" svg:height="0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Imagem_20_com_20_Legenda-title" draw:layer="backgroundobjects" svg:width="0cm" svg:height="0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3">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cm" svg:height="0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presentation:header/></text:p>
          </draw:text-box>
        </draw:frame>
        <draw:frame presentation:style-name="Mpr60" draw:text-style-name="MP4" draw:layer="backgroundobjects" svg:width="9.113cm" svg:height="1.484cm" svg:x="11.886cm" svg:y="0cm" presentation:class="date-time">
          <draw:text-box>
            <text:p text:style-name="MP3"><presentation:date-time/></text:p>
          </draw:text-box>
        </draw:frame>
        <draw:frame presentation:style-name="Mpr61" draw:text-style-name="MP2" draw:layer="backgroundobjects" svg:width="9.113cm" svg:height="1.484cm" svg:x="0cm" svg:y="28.215cm" presentation:class="footer">
          <draw:text-box>
            <text:p text:style-name="MP1"><presentation:footer/></text:p>
          </draw:text-box>
        </draw:frame>
        <draw:frame presentation:style-name="Mpr6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4">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presentation:header/></text:p>
          </draw:text-box>
        </draw:frame>
        <draw:frame presentation:style-name="Mpr70" draw:text-style-name="MP4" draw:layer="backgroundobjects" svg:width="9.113cm" svg:height="1.484cm" svg:x="11.886cm" svg:y="0cm" presentation:class="date-time">
          <draw:text-box>
            <text:p text:style-name="MP3"><presentation:date-time/></text:p>
          </draw:text-box>
        </draw:frame>
        <draw:frame presentation:style-name="Mpr71" draw:text-style-name="MP2" draw:layer="backgroundobjects" svg:width="9.113cm" svg:height="1.484cm" svg:x="0cm" svg:y="28.215cm" presentation:class="footer">
          <draw:text-box>
            <text:p text:style-name="MP1"><presentation:footer/></text:p>
          </draw:text-box>
        </draw:frame>
        <draw:frame presentation:style-name="Mpr7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6"><text:span text:style-name="MT13">Click to edit Master title style</text:span></text:p>
        </draw:text-box>
      </draw:frame>
      <draw:frame draw:name="Text Placeholder 2" presentation:style-name="Mpr73" draw:text-style-name="MP18" draw:layer="backgroundobjects" svg:width="29.209cm" svg:height="4.166cm" svg:x="2.311cm" svg:y="12.749cm" presentation:class="outline" presentation:user-transformed="true">
        <draw:text-box>
          <text:p text:style-name="MP17"><text:span text:style-name="MT19">Click to edit Master text styles</text:span></text:p>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presentation:header/></text:p>
          </draw:text-box>
        </draw:frame>
        <draw:frame presentation:style-name="Mpr75" draw:text-style-name="MP4" draw:layer="backgroundobjects" svg:width="9.113cm" svg:height="1.484cm" svg:x="11.886cm" svg:y="0cm" presentation:class="date-time">
          <draw:text-box>
            <text:p text:style-name="MP3"><presentation:date-time/></text:p>
          </draw:text-box>
        </draw:frame>
        <draw:frame presentation:style-name="Mpr76" draw:text-style-name="MP2" draw:layer="backgroundobjects" svg:width="9.113cm" svg:height="1.484cm" svg:x="0cm" svg:y="28.215cm" presentation:class="footer">
          <draw:text-box>
            <text:p text:style-name="MP1"><presentation:footer/></text:p>
          </draw:text-box>
        </draw:frame>
        <draw:frame presentation:style-name="Mpr7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presentation:header/></text:p>
          </draw:text-box>
        </draw:frame>
        <draw:frame presentation:style-name="Mpr80" draw:text-style-name="MP4" draw:layer="backgroundobjects" svg:width="9.113cm" svg:height="1.484cm" svg:x="11.886cm" svg:y="0cm" presentation:class="date-time">
          <draw:text-box>
            <text:p text:style-name="MP3"><presentation:date-time/></text:p>
          </draw:text-box>
        </draw:frame>
        <draw:frame presentation:style-name="Mpr81" draw:text-style-name="MP2" draw:layer="backgroundobjects" svg:width="9.113cm" svg:height="1.484cm" svg:x="0cm" svg:y="28.215cm" presentation:class="footer">
          <draw:text-box>
            <text:p text:style-name="MP1"><presentation:footer/></text:p>
          </draw:text-box>
        </draw:frame>
        <draw:frame presentation:style-name="Mpr8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4">Click to edit Master title style</text:span></text:p>
        </draw:text-box>
      </draw:frame>
      <draw:frame draw:name="Text Placeholder 2" presentation:style-name="Mpr83" draw:text-style-name="MP18" draw:layer="backgroundobjects" svg:width="14.326cm" svg:height="2.288cm" svg:x="2.333cm" svg:y="4.67cm" presentation:class="outline" presentation:user-transformed="true">
        <draw:text-box>
          <text:p text:style-name="MP17"><text:span text:style-name="MT20">Click to edit Master text styles</text:span></text:p>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Text Placeholder 4" presentation:style-name="Mpr83" draw:text-style-name="MP18" draw:layer="backgroundobjects" svg:width="14.397cm" svg:height="2.288cm" svg:x="17.145cm" svg:y="4.67cm" presentation:class="outline" presentation:user-transformed="true">
        <draw:text-box>
          <text:p text:style-name="MP17"><text:span text:style-name="MT20">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presentation:header/></text:p>
          </draw:text-box>
        </draw:frame>
        <draw:frame presentation:style-name="Mpr86" draw:text-style-name="MP4" draw:layer="backgroundobjects" svg:width="9.113cm" svg:height="1.484cm" svg:x="11.886cm" svg:y="0cm" presentation:class="date-time">
          <draw:text-box>
            <text:p text:style-name="MP3"><presentation:date-time/></text:p>
          </draw:text-box>
        </draw:frame>
        <draw:frame presentation:style-name="Mpr87" draw:text-style-name="MP2" draw:layer="backgroundobjects" svg:width="9.113cm" svg:height="1.484cm" svg:x="0cm" svg:y="28.215cm" presentation:class="footer">
          <draw:text-box>
            <text:p text:style-name="MP1"><presentation:footer/></text:p>
          </draw:text-box>
        </draw:frame>
        <draw:frame presentation:style-name="Mpr8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presentation:header/></text:p>
          </draw:text-box>
        </draw:frame>
        <draw:frame presentation:style-name="Mpr90" draw:text-style-name="MP4" draw:layer="backgroundobjects" svg:width="9.113cm" svg:height="1.484cm" svg:x="11.886cm" svg:y="0cm" presentation:class="date-time">
          <draw:text-box>
            <text:p text:style-name="MP3"><presentation:date-time/></text:p>
          </draw:text-box>
        </draw:frame>
        <draw:frame presentation:style-name="Mpr91" draw:text-style-name="MP2" draw:layer="backgroundobjects" svg:width="9.113cm" svg:height="1.484cm" svg:x="0cm" svg:y="28.215cm" presentation:class="footer">
          <draw:text-box>
            <text:p text:style-name="MP1"><presentation:footer/></text:p>
          </draw:text-box>
        </draw:frame>
        <draw:frame presentation:style-name="Mpr9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presentation:header/></text:p>
          </draw:text-box>
        </draw:frame>
        <draw:frame presentation:style-name="Mpr93" draw:text-style-name="MP4" draw:layer="backgroundobjects" svg:width="9.113cm" svg:height="1.484cm" svg:x="11.886cm" svg:y="0cm" presentation:class="date-time">
          <draw:text-box>
            <text:p text:style-name="MP3"><presentation:date-time/></text:p>
          </draw:text-box>
        </draw:frame>
        <draw:frame presentation:style-name="Mpr94" draw:text-style-name="MP2" draw:layer="backgroundobjects" svg:width="9.113cm" svg:height="1.484cm" svg:x="0cm" svg:y="28.215cm" presentation:class="footer">
          <draw:text-box>
            <text:p text:style-name="MP1"><presentation:footer/></text:p>
          </draw:text-box>
        </draw:frame>
        <draw:frame presentation:style-name="Mpr9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Content Placeholder 2" presentation:style-name="Mpr96" draw:text-style-name="MP20" draw:layer="backgroundobjects" svg:width="17.144cm" svg:height="13.537cm" svg:x="14.398cm" svg:y="2.743cm" presentation:class="outline" presentation:user-transformed="true">
        <draw:text-box>
          <text:list text:style-name="ML5">
            <text:list-item>
              <text:p text:style-name="MP21"><text:span text:style-name="MT22">Click to edit Master text styles</text:span></text:p>
            </text:list-item>
          </text:list>
          <text:list text:style-name="ML6">
            <text:list-item>
              <text:list>
                <text:list-item>
                  <text:p text:style-name="MP22"><text:span text:style-name="MT15">Second level</text:span></text:p>
                </text:list-item>
              </text:list>
            </text:list-item>
          </text:list>
          <text:list text:style-name="ML7">
            <text:list-item>
              <text:list>
                <text:list-item>
                  <text:list>
                    <text:list-item>
                      <text:p text:style-name="MP22"><text:span text:style-name="MT16">Third level</text:span></text:p>
                    </text:list-item>
                  </text:list>
                </text:list-item>
              </text:list>
            </text:list-item>
          </text:list>
          <text:list text:style-name="ML8">
            <text:list-item>
              <text:list>
                <text:list-item>
                  <text:list>
                    <text:list-item>
                      <text:list>
                        <text:list-item>
                          <text:p text:style-name="MP22"><text:span text:style-name="MT17">Fourth level</text:span></text:p>
                        </text:list-item>
                      </text:list>
                    </text:list-item>
                  </text:list>
                </text:list-item>
              </text:list>
            </text:list-item>
          </text:list>
          <text:list text:style-name="ML9">
            <text:list-item>
              <text:list>
                <text:list-item>
                  <text:list>
                    <text:list-item>
                      <text:list>
                        <text:list-item>
                          <text:list>
                            <text:list-item>
                              <text:p text:style-name="MP22"><text:span text:style-name="MT17">Fifth level</text:span></text:p>
                            </text:list-item>
                          </text:list>
                        </text:list-item>
                      </text:list>
                    </text:list-item>
                  </text:list>
                </text:list-item>
              </text:list>
            </text:list-item>
          </text:list>
        </draw:text-box>
      </draw:frame>
      <draw:frame draw:name="Text Placeholder 3" presentation:style-name="Mpr96"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presentation:header/></text:p>
          </draw:text-box>
        </draw:frame>
        <draw:frame presentation:style-name="Mpr98" draw:text-style-name="MP4" draw:layer="backgroundobjects" svg:width="9.113cm" svg:height="1.484cm" svg:x="11.886cm" svg:y="0cm" presentation:class="date-time">
          <draw:text-box>
            <text:p text:style-name="MP3"><presentation:date-time/></text:p>
          </draw:text-box>
        </draw:frame>
        <draw:frame presentation:style-name="Mpr99" draw:text-style-name="MP2" draw:layer="backgroundobjects" svg:width="9.113cm" svg:height="1.484cm" svg:x="0cm" svg:y="28.215cm" presentation:class="footer">
          <draw:text-box>
            <text:p text:style-name="MP1"><presentation:footer/></text:p>
          </draw:text-box>
        </draw:frame>
        <draw:frame presentation:style-name="Mpr9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presentation:header/></text:p>
          </draw:text-box>
        </draw:frame>
        <draw:frame presentation:style-name="Mpr103" draw:text-style-name="MP4" draw:layer="backgroundobjects" svg:width="9.113cm" svg:height="1.484cm" svg:x="11.886cm" svg:y="0cm" presentation:class="date-time">
          <draw:text-box>
            <text:p text:style-name="MP3"><presentation:date-time/></text:p>
          </draw:text-box>
        </draw:frame>
        <draw:frame presentation:style-name="Mpr104" draw:text-style-name="MP2" draw:layer="backgroundobjects" svg:width="9.113cm" svg:height="1.484cm" svg:x="0cm" svg:y="28.215cm" presentation:class="footer">
          <draw:text-box>
            <text:p text:style-name="MP1"><presentation:footer/></text:p>
          </draw:text-box>
        </draw:frame>
        <draw:frame presentation:style-name="Mpr10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22</meta:editing-cycles>
    <meta:creation-date>2019-03-25T09:18:39</meta:creation-date>
    <dc:date>2025-05-23T14:22:06.587372700</dc:date>
    <meta:editing-duration>P46DT17H48M1S</meta:editing-duration>
    <meta:generator>LibreOffice/25.2.2.2$Windows_X86_64 LibreOffice_project/7370d4be9e3cf6031a51beef54ff3bda878e3fac</meta:generator>
    <meta:document-statistic meta:object-count="338"/>
    <meta:user-defined meta:name="AppVersion">16.0000</meta:user-defined>
    <meta:user-defined meta:name="PresentationFormat">Widescreen</meta:user-defined>
    <meta:user-defined meta:name="Slides" meta:value-type="float">2</meta:user-defined>
  </office:meta>
</office:document-meta>
</file>